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Heading_20_1">
      <style:paragraph-properties fo:text-align="center" style:justify-single-word="false"/>
      <style:text-properties fo:font-size="10pt" style:font-size-asian="10pt" style:font-size-complex="10pt"/>
    </style:style>
    <style:style style:name="P3" style:family="paragraph" style:parent-style-name="Heading_20_1">
      <style:paragraph-properties fo:text-align="center" style:justify-single-word="false"/>
      <style:text-properties fo:font-size="10pt" fo:font-weight="bold" style:font-size-asian="10pt" style:font-size-complex="10pt"/>
    </style:style>
    <style:style style:name="P4" style:family="paragraph" style:parent-style-name="Heading_20_2">
      <style:paragraph-properties fo:text-align="center" style:justify-single-word="false"/>
      <style:text-properties officeooo:paragraph-rsid="00098930"/>
    </style:style>
    <style:style style:name="P5" style:family="paragraph" style:parent-style-name="Heading_20_2">
      <style:text-properties fo:font-size="10pt" fo:font-weight="bold" style:font-size-asian="10pt" style:font-size-complex="10pt"/>
    </style:style>
    <style:style style:name="P6" style:family="paragraph" style:parent-style-name="Heading_20_2">
      <style:text-properties fo:font-size="10pt" style:font-size-asian="10pt" style:font-size-complex="10pt"/>
    </style:style>
    <style:style style:name="P7" style:family="paragraph" style:parent-style-name="Heading_20_2">
      <style:paragraph-properties fo:text-align="center" style:justify-single-word="false"/>
      <style:text-properties fo:font-size="10pt" style:font-size-asian="10pt" style:font-size-complex="10pt"/>
    </style:style>
    <style:style style:name="P8" style:family="paragraph" style:parent-style-name="Heading_20_3">
      <style:text-properties fo:font-size="10pt" style:font-size-asian="10pt" style:font-size-complex="10pt"/>
    </style:style>
    <style:style style:name="P9" style:family="paragraph" style:parent-style-name="Heading_20_3">
      <style:paragraph-properties fo:text-align="center" style:justify-single-word="false"/>
      <style:text-properties fo:font-size="10pt" style:font-size-asian="10pt" style:font-size-complex="10pt"/>
    </style:style>
    <style:style style:name="P10" style:family="paragraph" style:parent-style-name="Normal">
      <style:paragraph-properties fo:text-align="center" style:justify-single-word="false"/>
    </style:style>
    <style:style style:name="P11" style:family="paragraph" style:parent-style-name="Normal">
      <style:text-properties fo:font-size="10pt" style:font-size-asian="10pt" style:font-size-complex="10pt"/>
    </style:style>
    <style:style style:name="P12" style:family="paragraph" style:parent-style-name="Normal">
      <style:paragraph-properties fo:text-align="center" style:justify-single-word="false"/>
      <style:text-properties fo:font-size="10pt" style:font-size-asian="10pt" style:font-size-complex="10pt"/>
    </style:style>
    <style:style style:name="P13" style:family="paragraph" style:parent-style-name="Normal">
      <style:paragraph-properties fo:text-align="justify" style:justify-single-word="false"/>
      <style:text-properties fo:font-size="10pt" style:font-size-asian="10pt" style:font-size-complex="10pt"/>
    </style:style>
    <style:style style:name="P14" style:family="paragraph" style:parent-style-name="Normal">
      <style:text-properties fo:font-size="10pt" officeooo:paragraph-rsid="0009e644" style:font-size-asian="10pt" style:font-size-complex="10pt"/>
    </style:style>
    <style:style style:name="P15" style:family="paragraph" style:parent-style-name="Normal">
      <style:text-properties fo:font-size="10pt" fo:font-weight="bold" style:font-size-asian="10pt" style:font-size-complex="10pt"/>
    </style:style>
    <style:style style:name="P16" style:family="paragraph" style:parent-style-name="Normal">
      <style:paragraph-properties fo:text-align="center" style:justify-single-word="false"/>
      <style:text-properties fo:font-size="10pt" fo:font-weight="bold" style:font-size-asian="10pt" style:font-size-complex="10pt"/>
    </style:style>
    <style:style style:name="P17" style:family="paragraph" style:parent-style-name="Normal">
      <style:text-properties fo:font-size="10pt" fo:font-weight="bold" officeooo:rsid="00098930" officeooo:paragraph-rsid="00098930" style:font-size-asian="10pt" style:font-size-complex="10pt"/>
    </style:style>
    <style:style style:name="P18" style:family="paragraph" style:parent-style-name="Normal">
      <style:text-properties fo:font-size="10pt" fo:font-weight="bold" officeooo:rsid="00098930" officeooo:paragraph-rsid="00098930" style:font-size-asian="10pt" style:font-weight-asian="bold" style:font-size-complex="10pt" style:font-weight-complex="bold"/>
    </style:style>
    <style:style style:name="P19" style:family="paragraph" style:parent-style-name="Normal">
      <style:paragraph-properties fo:text-align="center" style:justify-single-word="false"/>
      <style:text-properties fo:font-size="10pt" fo:font-weight="bold" officeooo:paragraph-rsid="0009e644" style:font-size-asian="10pt" style:font-weight-asian="bold" style:font-size-complex="10pt"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09e64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98930" style:font-weight-asian="bold" style:font-weight-complex="bold"/>
    </style:style>
    <style:style style:name="T4" style:family="text">
      <style:text-properties fo:font-style="italic"/>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officeooo:rsid="00098930"/>
    </style:style>
    <style:style style:name="T8" style:family="text">
      <style:text-properties officeooo:rsid="0009cd02"/>
    </style:style>
    <style:style style:name="T9"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rmal"/>
      <text:h text:style-name="P4" text:outline-level="2">Zajímavá místa a památky v Srbsku</text:h>
      <text:p text:style-name="P10"/>
      <text:p text:style-name="Normal"/>
      <text:p text:style-name="P11"><text:span text:style-name="T1">Hlavní město:</text:span> Bělehrad. <text:span text:style-name="T1">Počet obyvatel:</text:span> 7 120 666 (odhad z roku 2011). <text:span text:style-name="T1">Rozloha:</text:span> 88 361 km² (115. největší země světa). <text:span text:style-name="T1">Úřední jazyk:</text:span> Srbština. <text:span text:style-name="T1">Měna: </text:span>srbský dinár. <text:span text:style-name="T1">Sousední státy</text:span>: Maďarsko, Rumunsko, Bulharsko, Makedonie, Černá Hora, Albánie, Bosna a Hercegovina a Chorvatsko.</text:p>
      <text:p text:style-name="P11"><text:span text:style-name="T1">Bezvízový styk pro obyvatele ČR: </text:span>Občané ČR mají bezvízový styk se Srbskem po dobu 90 dní od vstupu do země.</text:p>
      <text:p text:style-name="P11"><text:span text:style-name="T1">Velvyslanectví:</text:span> Velvyslanectví České republiky v Srbsku, Bulevar kralja Aleksandra 22, 11000 Belgrade telefon: +381 11 3336200, e-mail: belgrade@embassy.mzv.cz, provozní hodiny: pondělí, čtvrtek 07.30 – 16.15, pátek 07.30 - 15.00.</text:p>
      <text:p text:style-name="P11"/>
      <text:h text:style-name="P5" text:outline-level="2">“Bílé město” Bělehrad a bohémský Novi Sad</text:h>
      <text:p text:style-name="P11">Na severu země leží na soutoku dvou významných evropských řek Sávy a Dunaje <text:span text:style-name="T1">moderní metropole Bělehrad</text:span>. Mezi hlavní památky města patří rozsáhlý <text:span text:style-name="T1">komplex pevnosti Kalamegdan</text:span> a (zatím stále nedokončený) velkolepý <text:span text:style-name="T1">kostel sv. Sávy</text:span>, který aspiruje na největší pravoslavných chrám Balkánu. Tedy až ho dostavějí.</text:p>
      <text:p text:style-name="P11">O kousek výše na sever leží elegantní město <text:span text:style-name="T1">Novi Sad</text:span>. Turisté zde nejvíce obdivují <text:span text:style-name="T1">pevnost Petrovaradin</text:span> či místní stříbřitě měděnou synagogu. Zajímavostí pro našince je to, že svého času zde žákům na gymnáziu domácí úkoly zadával známý obrozenec Pavel Josef Šafařík.</text:p>
      <text:h text:style-name="P5" text:outline-level="2">Úchvatné jeskynní sály a římská naleziště</text:h>
      <text:p text:style-name="P11">Příroda v Srbsku je živelná a nespoutaná. Nejlépe to na vlastní kůži pocítíte v <text:span text:style-name="T1">národním parku Kopaonik</text:span> (v překladu Stříbrná Hora) na jihu u Kosova. Celkem se v zemi nachází 5 národních parků. Fanoušky jeskyní jistě potěší podzemní krasové prostory na západu republiky v oblasti tzv. <text:span text:style-name="T1">Zlotských jeskyní</text:span>.</text:p>
      <text:p text:style-name="P11">Pokud vás zajímá historie, tak <text:span text:style-name="T1">klášter Studenica</text:span> (též na jihu republiky) je tím pravým ořechovým. Od něho se totiž odvozuje počátek celého Srbska. Klášter se díky jedinečným freskám a architektuře ocitl na seznamu památek UNESCO. S historii státu souvisí i odkrytí mnohých jedinečných archeologických nalezišť památek na římskou kulturu. <text:span text:style-name="T1">Město</text:span> <text:span text:style-name="T1">Niš</text:span> a bývalá římská<text:span text:style-name="T1"> osada Viminacijum</text:span> na východě Srbska to krásně dokládají.</text:p>
      <text:p text:style-name="P11"/>
      <text:p text:style-name="P11"/>
      <text:h text:style-name="P1" text:outline-level="1">Vodopády Slapovi Sopotnice </text:h>
      <text:p text:style-name="Text_20_body"><text:span text:style-name="T6"/></text:p>
      <text:p text:style-name="P11">Nalezneme je na západních svazích pohoří Jadovnik na jihu Srbska. Leží asi 15 km od města Prijepolze. Tyto překrásné vodopády jsou zásobeny vodou z krasových pramenů a řeky Sopotnice, vyúsťují ve vodopád vysoký až 20 m. Sráz je tvořen několika kaskádami různé velikosti. Vodopád lze přejí po lávce a tím se dostat až na vrchol. Je dobré mít na sobě pevnou obuv, terén je zde docela obtížný, místy smekavý. K vidění je zde cca 60 vzácných druhů rostlin nebo 52 druhů mechů. Oblast je chráněnou přírodní památkou.</text:p>
      <text:p text:style-name="P11">Nasednete do auta, přejedete u Břeclavi česko-slovenskou hranici a za necelých sedm hodin můžete usednout na terase některé z mnoha kaváren v centru srbské metropole, Bělehradu, nad soutokem Sávy a Dunaje. </text:p>
      <text:p text:style-name="P11">Srbsko je země jako stvořená pro poznávání a zážitkovou dovolenou s okouzlující atmosférou, kde čas neplyne tak hekticky, jak jsme zvyklí doma. Není bez zajímavosti, že respektovaný turistický průvodce Lonely Planet označil Srbsko za jednu z nejlepších destinací roku 2015.</text:p>
      <text:p text:style-name="P11">Záleží jen a pouze na vás, zda zvolíte poznávání relaxační, nebo aktivní pobyt plný pohybu. Na své si přijdou např. vyznavači pěší turistiky nebo treku na kole.</text:p>
      <text:p text:style-name="P11">Nejlepší je začít v Bělehradě, který nabízí řadu památek. Velkou výhodou je, že staré město lze projít po jedné trase a den na jeho prohlídku postačí. Orientační plán dostanete v infocentru a pak už je jen na vás, co hlavně chcete vidět.Památkou zapsanou na seznamu kulturního dědictví UNESCO je pravoslavný chrám sv. Sávy. Minout nelze ani bělehradskou pevnost Kalemegdan nebo třeba muzeum Nikoly Tesly. Pro další rozhodování, co vidět a zkusit v Srbsku, máme na výběr dost možností: hornaté východní a jižní Srbsko nabízí řadu antických a středověkých památek, severovýchodní hranici lemuje modrý a na ryby bohatý Dunaj, západní Srbsko je ryzí národní folklór, severní část Vojvodina – hospodářsky vyspělá nížinatá a zemědělská oblast s historicky silným německým a maďarským vlivem.</text:p>
      <text:h text:style-name="P6" text:outline-level="2">Po modrém Dunaji</text:h>
      <text:p text:style-name="P11">Kouzelná a romantická je cesta kolem Dunaje. Nepochybíme, když začneme krajinou Deliblatské peščary, která je největším pozůstatkem pouštní krajiny v Evropě, s návštěvou banátské Bele Crkve, městečka poblíž rumunské hranice. Nachází se tam veliká tržnice a v ní je k vidění i k ochutnání množství ovoce, zeleniny, sýrů a dalších místních produktů.</text:p>
      <text:p text:style-name="P11">Kdo bude mít štěstí, může si tam povykládat s některými staršími lidmi i česky. Vedlejší vesnice se totiž jmenuje, nikoliv pro nic za nic, Češko Selo.</text:p>
      <text:p text:style-name="P11">Z přístavu Stará Palanka nás prám přepraví přes Dunaj do vesnice Ram s tureckou středověkou pevností. Odtud putujeme podél skutečně modrého Dunaje lemovaného malými městečky, rybími restauracemi, středověkou pevností Golubac a archeologickým nalezištěm Lepenski Vir, územím národního parku Djerdap, k jedinečné přírodní kráse.</text:p>
      <text:p text:style-name="P15">Železným vratům.</text:p>
      <text:p text:style-name="P11">Délku soutěsky uvádějí různé zdroje mezi 100 až 150 kilometry a v nejužším místě má 150 metrů. V roce 1972 byla <text:soft-page-break/>dokončena přehrada dlouhá 1200 a vysoká 63 metrů s elektrárnou. Nad ní vzniklo jezero o ploše více než 250 km², hluboké až 92 metrů.</text:p>
      <text:p text:style-name="P11">Komu nestačí pohled z pevniny, může využít nabídky na projížďku motorovou lodí a uvidět Trajanovu tabuli, do skály vytesanou a zdobenou kamennou desku z doby římského císaře Trajana, o kousek dál, na rumunské straně řeky, zase můžete obdivovat 40 metrů vysokou novodobou skulpturu dáckého krále Decebala.</text:p>
      <text:p text:style-name="P11">Milovníci antických památek by měli zpozornět, celkem 17 římských císařů pocházelo z nynějšího geografického území Srbska, a to, co je z antiky v Srbsku k vidění, většinu návštěvníků rozhodně překvapí.</text:p>
      <text:p text:style-name="P11">Zbytky Trajanova mostu přes Dunaj naleznete dále po proudu u městečka Kladovo. I když je to dnes jen torzo pilířů, představa antické megastavby z roku 105 n. l., dlouhé více než 1100 metrů a patnáct metrů široké, která překlenula největší evropskou řeku, je fascinující.</text:p>
      <text:p text:style-name="P11">Zejména s ohledem na to, jak dnes probíhají veřejné dopravní stavby u nás doma. Most postavil řecký architekt Apollodóros, mj. autor Trajanova sloupu v Římě.</text:p>
      <text:h text:style-name="P6" text:outline-level="2">Do kraje vína</text:h>
      <text:p text:style-name="P11">Loučíme se s Dunajem a chuť na vyhlášená červená vína nás vede do města Negotinu, k východní výspě Srbska poblíž rumunských hranic. Cesta se zhoršila, úzká, klikatá asfaltka stoupá do vrchoviny. Upravené domky vystřídala chudší a někde zanedbaná stavení. Radost nám ale udělá podhorská krajina s pestrými loukami a lesy. Nedaleko cíle míjíme naprosto vzorně upravený vznosný pravoslavný klášter Bukovo.</text:p>
      <text:p text:style-name="P11">Jak je v Srbsku zvykem, kláštery mají vlastní hospodářství, zde vinařství. Ostatně počátkem 20. století se negotinský vinařský region stal synonymem úspěchu a bohatství. Francouzské a následně i další evropské vinice zdecimoval révokaz a místní vinaři pohádkově zbohatli na vývozu vína jak do Francie, tak i dalších zemí. Stejně rychlý byl však i pád vinařské horečky a dnes jsou Rajacké pimnice (vinné sklepy) městem duchů.</text:p>
      <text:p text:style-name="P11">Tuto část země lze doporučit všem, kteří hledají útočiště před civilizací. Čas se tu zastavil, snad ani berňák sem nechodí.</text:p>
      <text:h text:style-name="P6" text:outline-level="2">Římané a mystika </text:h>
      <text:p text:style-name="P11">Necelé dvě hodiny autem od Negotinu, u obce Gamzigrad, nalezneme nádherný římský palácový komplex Felix Romuliana, zapsaný na seznamu kulturního dědictví UNESCO. Nikdy nedokončené rezidenční sídlo císaře Galeria bylo opraveno i s finanční pomocí EU a stojí za návštěvu.</text:p>
      <text:p text:style-name="P11">Vyznavačům mystiky a tajemna nemůže ujít hora Rtanj (1565 m) vzdálená asi 40 km od římského paláce. Hora má tvar pyramidy a podle místních se tu můžeme setkat s jeskyněmi, podzemními prameny, ohnivými koulemi apod. skutečností však je, že místo navštívil i slavný spisovatel sci-fi Arthur C. Clark. A když měl podle mayského kalendáře v prosinci roku 2012 nastat konec světa, shromáždilo se tu několik stovek lidí, kteří věřili v ochrannou moc hory. Reportáž o tom napsal i britský The Sunday Telegraph.Z úplně jiného soudku je třetí největší srbské, rušné město Niš, patřící mezi nejstarší balkánská města. Leží na soutoku řek Nišavy a Jižní Moravy a kdysi tudy procházela římská Via militaris, spojující byzantskou Konstantinopol s Bělehradem.</text:p>
      <text:p text:style-name="P11">Nemůžete vynechat Nišskou pevnost, vzdálenou několik minut chůze od živého a pestrého centra města. Starověká pevnost byla postupně přestavována, naposledy Turky v 18. století, dnes patří mezi nejlépe zachované osmanské památky regionu. Patříte-li k turistům ujíždějícím na černomořské pobřeží Bulharska anebo na řecké pláže, po dálnici, která se právě před městem rozděluje, můžete spojit dobré s užitečným. Pořídit si nocleh za dobrou cenu, ochutnat balkánskou kuchyni a podívat se na poutavé dějiny, vměstnané mezi hradby pevnosti.</text:p>
      <text:p text:style-name="P11">Z Niše lze vyrazit do pohoří Stará Planina na srbsko-bulharské hranici s centrem ve městě Pirotu, známém svými sýry a tradičními vlněnými koberci – kilimy. Anebo můžete navštívit jeden z dalších přírodních divů Srbska, Vlasinsko jezero pod vrcholem Čemerniku. Jezero je největší (16 km²) a nejvýše položenou (1213 m) umělou vodní plochou v Srbsku. Další zastávkou na cestě je město Leskovac, vyhlášené svým ajvarem. Srbský kaviár, jak se někdy ajvaru říká, je dnes rozšířen po celém Balkánu. Jde o směs masité červené papriky, lilku a česneku. Můžeme jej použít jako pomazánku, přílohu anebo k dochucování při přípravě jídel. Pokud se s takový produktem setkáte, neváhejte a kupte si ho, vysoce jej oceníte. Město je také vyhlášené svým gastrofestem Leskovacka roštilijada, což je největší přehlídka masitých pokrmů na jihovýchodě Balkánu. Koná se pravidelně koncem srpna. Půlhodinu jízdy od Leskovce, u městečka Lebane, můžete zhlédnout Ďábelské město, turistický magnet Srbska. Jde o fantaskní shluky zemních pyramid či sloupů, vzniklých erozí půdy, vysokých až 15 metrů.</text:p>
      <text:p text:style-name="P11"/>
      <text:h text:style-name="P7" text:outline-level="2">Přírodní parky </text:h>
      <text:p text:style-name="P20"><text:span text:style-name="T6"/></text:p>
      <text:p text:style-name="P11">Určitě si nenechte ujít další slavnou antickou památku, Caričin grad – město postavené byzantským císařem Justinianem I., který se tu údajně narodil. V dobách své slávy mělo kolem 30 tisíc obyvatel a rozkládalo se na ploše 34 hektarů. Uvidíte tu antické teplovodní vytápění, zbytky akvaduktu 24 kilometrů dlouhého, sloupy, mozaiky atd. Odkryto bylo zatím pouze 11 hektarů někdejšího města.</text:p>
      <text:p text:style-name="P11">Odtud už můžete nasměrovat svoji cestu na západ k přírodním parkům <text:span text:style-name="T2">Kopaonik, Golija, Uvac a Tara</text:span>. Cesta vede kolem města Nový Pazar se silným orientálním vlivem, centrálním středověkým územím srbského království, kde milovníci památek mohou navštívit řadu klášterů.</text:p>
      <text:p text:style-name="P11">Za zmínku určitě stojí náhorní město Sjenica, známé místním sýrem a velmi mrazivým zimním počasím, rekord je minus 36° Celsia. Proto přezdívka srbská Sibiř. V nádherné přírodní rezervaci Uvac, patřící mezi sedm přírodních divů Srbska.</text:p>
      <text:p text:style-name="P11"><text:soft-page-break/></text:p>
      <text:p text:style-name="P11"/>
      <text:p text:style-name="P11"/>
      <text:h text:style-name="P2" text:outline-level="1">Drina</text:h>
      <text:p text:style-name="P11"/>
      <text:p text:style-name="P11"><text:span text:style-name="T1">Drina</text:span> (v srbské cyrilici <text:span text:style-name="T1">Дрина</text:span>), je řeka na východě Bosny a Hercegoviny a západě Srbska. Je to pravý, největší přítok Sávy (povodí Dunaje). Vlastní <text:span text:style-name="T4">Drina</text:span> je dlouhá 346 km, celý tok včetně nejdelší zdrojnice více než 460 km. Její povodí zaujímá plochu 19 700 km². Řeka tvoří přirozenou hranici mezi oběma státy, v minulosti představovala i historickou hranici mezi Rakousko-Uherskem a Srbskem a v antice mezi Západní a Východní Římskou říší. Název řeky je neslovanského původu. Pochází z latinského slova <text:span text:style-name="T4">drinus</text:span>, které označuje ochránce člověka. Může být původem ale i z tureckého jazyka, a to ze slova <text:span text:style-name="T4">derin</text:span>, které znamená hluboký. <text:s/>V dobách pozdního starověku byla řeka přirozenou hranicí mezi říší Východořímskou a Západořímskou. <text:s/>V roce 1878 byla řeka zvolena jako východní hranice Bosny a Hercegoviny, od té doby je vnímána jako přirozená hranice obou zemí. Jako taková je zmíněna v řadě místních písní, ať už se jedná např. o Pochod na Drinu, nebo o chorvatskou ustašovskou píseň Evo zore, evo dana. Během první světové války probíhaly na <text:span text:style-name="T4">Drině</text:span> v letech 1914 až 1915 těžké boje mezi rakousko-uherskou a srbskou armádou. Za druhé světové války až po Drinu ovládli území Srbska partyzáni spolu s královskou armádou během existence tzv. užické republiky.[1] <text:s/>V dobách meziválečné Jugoslávie byla podle řeky pojmenována Drinská bánovina (správní jednotka Jugoslávie) a po skončení druhé světové války po ní byly pojmenovány cigarety Drina. <text:s/>Zdrojnicemi Driny jsou řeky Tara a Piva, pramenící v Černé Hoře. Vlastní Drina vzniká jejich soutokem ve vápencové krasové oblasti u vesnice Šćepan Polje na černohorsko-bosenské hranici. <text:s/>Odsud řeka vtéká na území Bosny a Hercegoviny úzkým a hlubokým zalesněným údolím, které je vklíněno mezi hory o výšce 1400–1500 m n. m. Řeka je zde dravá, vyskytují se v ní četné peřeje. U vesnice Bastaši se do ní vlévá první přítok na území Bosny a Hercegoviny, řeka Sutjeska, vytékající ze stejnojmenného národního parku. V hlubokém údolí pokračuje řeka dále na sever k městu Foča, kde se do ní vlévá řeka Ćehotina, dále protéká městy Ustikolina, Goražde, Ustiprača až k Višegradu. <text:s/>U města Višegrad je poprvé přehrazena a nachází se na ní první umělé jezero, které je součástí tzv. Drinské kaskády. Až do Višegradu teče řeka hlubokým údolím, ve kterém se nachází hlavní silniční tahy a v minulosti tudy vedla i úzkorozchodná železnice. Ve Višegradu překonává Drinu Most Mehmeda Sokoloviće, historický most ze 70. let 16. století, který je památkou UNESCO a zároveň i středobodem románu Most na Drině spisovatele Ivo Andriće, nositele Nobelovy ceny za literaturu. <text:s/>Od Višegradu teče řeka dále na sever, nejprve několik kilometrů otevřeným údolím, později uzavřeným kaňonem. Vlévá se do ní nejprve řeka Rzav, poté Žepa. Hluboce zaříznutý, 24 km dlouhý, úsek za <text:span text:style-name="T4">Višegradem</text:span> mezi ústím řeky Žepy a řeky Klotijevac se nazývá Kaňon Driny (<text:span text:style-name="T4">Kanjon Drine</text:span>). Údolí řeky je velice strmé, zalesněné a nevedou v něm žádné komunikace. Zhruba v polovině kaňonu, od ústí Bruničského potoka údolím řeky prochází státní hranice mezi Bosnou a Hercegovinou a Srbskem. Srbská strana břehu je zároveň součástí národního parku Tara, bosenskohercegovinská strana součástí národního parku Drina. U obce Peručac je řeka opět přehrazena přehradou s umělým jezerem (<text:span text:style-name="T4">Perućačko jezero</text:span>), jehož vzdutí sahá 50 km proti proudu. U obce Peručac se také v údolí řeky nachází lokalita s náhrobními kameny stećky, a to Mramorje. </text:p>
      <text:p text:style-name="P11">Níže leží při toku na srbské straně město Bajina Bašta, od ní dále protéká řeka širším údolím, které obklopují nižší hory (s nadmořskou výškou maximálně okolo 700 m n. m.) Dále řeka protéká městy Rogačica, Ljubovija a Bratunac, poté nad bosenským městem Zvornik zadržuje tok Zvornická přehrada (<text:span text:style-name="T4">Zvorničko jezero</text:span>). Dále leží při Drině na pravém, srbském, břehu města Banja Koviljača a Loznica. Odtud řeka definitivně opouští hluboké údolí a v rovinaté krajině dolního toku vytváří ve svých náplavových terasách množství meandrů a slepých ramen. Na levém břehu míjí bosenskou obec Janja a pak už se Drina přibližuje <text:span text:style-name="T4">Sávě</text:span>, do níž se vlévá zprava mezi vesnicemi Bosanska Rača, Sremska Rača a Crna Bara. Povodí řeky zaujímá plochu 19 700 km². Spolu se svými přítoky zabírá povodí řeky Driny plochu, kterou lze vymezit městy Ugljevik, Sokolac, Krstac a Plav ze západní strany a městy Nova Varoš, Zlatibor a Osečina ze strany východní. Díky dlouhým přítokům na horním toku řeky povodí Driny zasahuje téměř až k hranici s Albánií; odtéká do něj např. i voda z odlehlého Hridského jezera. Na jihu hraničí povodí Driny s povodími řek Trebišnjica a Neretva. </text:p>
      <text:h text:style-name="P6" text:outline-level="2">Turistika</text:h>
      <text:p text:style-name="P15">Kazaňská soutěska</text:p>
      <text:p text:style-name="P11">Jde o kaňon Dunaje, ve kterém se řečiště zúží asi na 150 m. Soutěska je dlouhá 144 km a zejména na srbské straně ji svírá vysoká skalní bariéra. V řečišti se střídají skaliska s úseky hlubokými až 80 m. Částí soutěsky jsou Železná vrata, v 70.letech dokončené vodní dílo s 441 mdlouhou přehradou a plavebními komorami (zdymadla). Jeho součástí je taky velká hydroelektrárna, svého času největší v Evropě. V dolním toku se v okolí řeky Driny nacházejí četná turisticky atraktivní pohoří a národní parky Tara (Srbsko) a Drina (Bosna a Hercegovina). Z měst Bajina Bašta a Višegrad bývají v letních měsících organizovány turistické plavby po řece Drině. </text:p>
      <text:h text:style-name="P1" text:outline-level="1">Vodopády Slapovi Sopotnice </text:h>
      <text:p text:style-name="P11">Nalezneme je na západních svazích pohoří Jadovnik na jihu Srbska. Leží asi 15 km od města Prijepolze. Tyto překrásné vodopády jsou zásobeny vodou z krasových pramenů a řeky Sopotnice, vyúsťují ve vodopád vysoký až 20 m. Sráz je tvořen několika kaskádami různé velikosti. Vodopád lze přejí po lávce a tím se dostat až na vrchol. Je dobré mít na sobě pevnou obuv, terén je zde docela obtížný, místy smekavý. K vidění je zde cca 60 vzácných druhů rostlin nebo 52 druhů mechů. Oblast je chráněnou přírodní památkou.</text:p>
      <text:h text:style-name="P1" text:outline-level="1">Hora Rtanj </text:h>
      <text:p text:style-name="P11">Hora je nejvyšší hora srbské části Karpat. Nachází se na východě země mezi městy Boljevac a Sokobanja. Její tvar je ve <text:soft-page-break/>tvaru pyramidy a mnozí věří v její magické účinky. V jejím okolí naleznete spoustu jeskyní, podzemních pramenů a ohnivých koulí.</text:p>
      <text:h text:style-name="P1" text:outline-level="1">Jeskyně Stopica </text:h>
      <text:p text:style-name="P11">Za vznikem jeskyní stojí řeka Trnava, která zde vyhloubila cca 1,7 km tunelů. Naleznete zde třpytivé kaskády i 9,5 m vysoký vodopád zvaný „zdroj života“. Vstup do jeskyně je situován kousek od Zlatiboru ve výšce asi 700 m n. m.</text:p>
      <text:p text:style-name="P11"/>
      <text:p text:style-name="P15">Klášter Mileševa</text:p>
      <text:p text:style-name="P11">Klášter Mileševa se nachází v pohoří Zlatibor. Turistickým centrem celé oblasti je Zlatibor, který se nachází nedaleko města Užice. Najdete tam řadu rekreačních a turistických podniků, od levnějších až po zařízení pro náročné. Oblast umožňuje pěší turistiku cykloturistiku. Relaxační pobyt lze spojit s bydlením ve venkovském selském stavení ve stylu etno, s velmi příznivou cenou. Pak už vede cesta k řece Drině, protékající srbsko-bosenskou hranicí. Pojedete-li kousek proti proudu, narazíte na typicky srbské městečko Bajina Bašta. Tam naleznete nádhernou vodní plochu vytvořenou říční přehradou, kde se můžete nejen svlažit, ale také ochutnat řadu rybích specialit. A můžete také podniknout denní výlet lodí po řece Drině.</text:p>
      <text:p text:style-name="P11"/>
      <text:h text:style-name="P9" text:outline-level="3">Co a za kolik </text:h>
      <text:p text:style-name="P12"/>
      <text:p text:style-name="P11">Vydatný oběd či večeři, včetně příloh a nápojů, pořídíte pro dva v přepočtu do 500 Kč, káva je k dostání za 12 Kč, ovoce a zelenina na tržnicích za poloviční ceny než u nás, kilogram ovčího sýra za 140 Kč. Litr dobré slivovice pořídíte za 150 Kč, krabičku „amerik“ za 50 Kč. Ceny nafty a benzínu jsou stejné jako v ČR. Ubytování vyjde od 400 do 1000 Kč za pokoj. Fungují obvyklé internetové rezervační systémy, wi-fi je všude k dosažení, jsou zde standardní hygienická zařízení.</text:p>
      <text:p text:style-name="P11">Západní Srbsko je stvořené pro relaxaci a aktivní odpočinek, vyšperkované vynikající domácí kuchyní, přenádhernou přírodou a silnými folklórními tradicemi. Jednoznačnou volbou je okolí národního parku Tara. Cestou na Taru minete další srbský div, Šarganskou osmu, horskou úzkokolejku nabízející několikahodinovou romantickou projížďku.</text:p>
      <text:p text:style-name="P11"/>
      <text:p text:style-name="P16">Rady na cestu</text:p>
      <text:p text:style-name="P16"/>
      <text:p text:style-name="P11">Pokud jedete autem, do Srbska se nejlépe dostanete po dálnici směrem Brno, Bratislava, Budapešť, Szeged, Bělehrad. Postačí občanský průkaz, doklady od vozidla a platební karta. <text:s/>V Srbsku se platí podle ujeté vzdálenosti, např. od hranic do Bělehradu 5,50 eura. <text:s/>Srbskou měnou je dinár (1 Kč je 4,56 RSD). Výhodnější, než měnit peníze v ČR, je vybrat si nezbytnou hotovost v bankomatu na místě. Využití platebních karet je zhruba stejné jako u nás.</text:p>
      <text:p text:style-name="P11"/>
      <text:p text:style-name="P15">Jak se tam dostat po dálnici: <text:s/></text:p>
      <text:p text:style-name="P11"/>
      <text:p text:style-name="P11">Brno – Bratislava </text:p>
      <text:p text:style-name="P11">MAĎARSKÁ REPUBLIKA: </text:p>
      <text:p text:style-name="P11">Györ – Budapest – Szeged</text:p>
      <text:p text:style-name="P11">SRBSKÁ REPUBLIKA :</text:p>
      <text:p text:style-name="P11">Subotica – Novi Sad – Beograd – silnice E763</text:p>
      <text:p text:style-name="P11">Čačak – Užic - Zlatibor – Nova Varoš – Sjenica </text:p>
      <text:p text:style-name="P15">celkem asi– asi 1080 km</text:p>
      <text:p text:style-name="P16"><text:s/><text:span text:style-name="T7">Cena benzínu</text:span></text:p>
      <text:p text:style-name="P17">Slovensko:</text:p>
      <text:p text:style-name="P11"><text:span text:style-name="T2"> Maďar</text:span><text:span text:style-name="T3">sko: </text:span><text:span text:style-name="T2">480 forintů </text:span>(1,23 eura, resp. 30 Kč) za litr. K regulaci cen pohonných hmot přistoupila vláda populistického premiéra Viktora Orbána loni v listopadu. Chtěla tak zajistit, aby řidiči nemuseli trpět celosvětově rostoucími cenami pohonných hmot. Nařízení prozatím platí do 1. července. Orbánova vláda se proto rozhodla podmínky změnit, a to s platností od pátku. Nově již zahraniční návštěvníci platí za litr benzinu 661 forintů (1,68 eura / 41,50 Kč) a za litr nafty 679 forintu (1,73 eura / 42,70 Kč). Z pohledu českých, slovenských či rakouských motoristů se stále jedná o něco příznivější ceny, než na jaké jsou doma zvyklí.</text:p>
      <text:p text:style-name="P18">Kosovo:</text:p>
      <text:p text:style-name="P18">Severní Makedonie:</text:p>
      <text:p text:style-name="P11"/>
      <text:p text:style-name="P11"/>
      <text:h text:style-name="P7" text:outline-level="2">Srbská města</text:h>
      <text:p text:style-name="P20"><text:span text:style-name="T6"/></text:p>
      <text:h text:style-name="P9" text:outline-level="3">Niš <text:span text:style-name="T7">a </text:span>Nišská pevnost (Niš Fortress)</text:h>
      <text:p text:style-name="P20"><text:span text:style-name="T6"/></text:p>
      <text:p text:style-name="P11">Další zastávkou, kterou byste během své cesty určitě neměli minout, je krásné <text:span text:style-name="T1">město Niš</text:span>, které patří mezi jedno z nejstarších dosud existujících měst v celém regionu. Dominantou města je <text:span text:style-name="T1">Nišská pevnost</text:span> pocházející z 18. století, která je situována v historickém centru. Pevnost sídlí v rozlehlém areálu, jehož součástí jsou také turecké lázně, mešita a <text:soft-page-break/>známá <text:span text:style-name="T1">věž Ćele kulu</text:span>, v jejíchž zdech jsou umístěn lebky bojovníků za svobodu. Jak se Srbové někdy smějí, Niš je město, které se neskloňuje. Ano, v místním dialektu se skutečně moc pádů nevyskytuje. Je to tím, že leží na jihovýchodě země, tedy nedaleko od Bulharska a Makedonie – v jazycích těchto dvou zemí se totiž vůbec neobjevují pády a tato tendence proniká i do jihovýchodních srbských oblastí. Niš je asi <text:span text:style-name="T1">jedno z nejstarších dochovaných měst na Balkáně</text:span> vůbec. Pamatuje Ilyry, Kelty, Římany, leželo na strategickém místě, protínala jej silnice mezi Istanbulem a Bělehradem. Byzanc převzala území s tímto městem ve 4. století, od 6. století se sem pak začínali stěhovat Slované. Mimo jiné je Niš <text:span text:style-name="T1">rodištěm císaře Konstantina</text:span> (zakladatel Konstantinopole). Niš je 250tisícové město ležící na řece Nišavě. Zachovaly se zde prvky orientální architektury z osmanského období, které se mísí s jinými styly a slohy. Velmi pěkně zachovalé je historické centrum, tj. Nišská pevnost, která je v podstatě klasicky vojensky obehnána a najdete tam pověstnou <text:span text:style-name="T1">Ćele kulu</text:span> (trochu připomínající kostnici), zeď, v níž jsou lebky otců, kteří se zasloužili o lepší zítřky. Petrovaradínská pevnost (Petrovaradin Fortress) </text:p>
      <text:p text:style-name="P11"/>
      <text:h text:style-name="P9" text:outline-level="3"/>
      <text:p text:style-name="P11"/>
      <text:p text:style-name="P16">Novi Sad</text:p>
      <text:p text:style-name="P16"/>
      <text:p text:style-name="P11">,v češtině klidně Nový Sad, je město na severu země, v autonomní srbské oblasti zvané Vojvodina, jejímž je i hlavním městem; <text:span text:style-name="T1">multikulturní a kulturní centrum</text:span>, občas se říká, že daleko kulturnější než Bělehrad, který leží asi o 80 km dále na jih. Až do dvacátého století neměl Novi Sad se Srbskem moc společného, jednalo se o uherské, resp. <text:span text:style-name="T1">rakousko-uherské území</text:span>. Srbové se sem dostali, když prchali před osmanskou expanzí, která se de facto zarazila o Dunaj (Novi Sad je z bělehradského a centrálně-srbského pohledu za Dunajem). Prchala sem hlavně srbská (a vůbec balkánská) inteligence, a tak mnoho srbské kultury skutečně pochází odsud, dodnes zde sídlí Matice Srbská, je zde vysoká škola, sepisovaly se zde první srbské slovníky, vznikala zde srbsky psaná literatura… Asi čtvrtmilionovému městu dominuje historická pevnost <text:span text:style-name="T1">Petrovaradin</text:span>, dnes pověstná především jako místo konání významného každoročního mezinárodního hudebního festivalu <text:span text:style-name="T1">Exit</text:span> (viz Svátky a srbská kultura). Historické je také <text:span text:style-name="T1">centrum města</text:span>, jež od pevnosti odděluje mohutný Dunaj. <text:span text:style-name="T1">Příroda</text:span> v okolí je poznamenána úrodnou Panonskou nížinou, najdeme zde oblast, jež by údajně měla být jedinou pouští toho typu v Evropě (tam také najdete Češko selo – viz Česká menšina v multikulturní Vojvodině). <text:span text:style-name="T1">Z kulturních zajímavostí</text:span> v okolí zmiňme především lokalitu <text:span text:style-name="T1">Fruška Gora</text:span> (viz Kláštery), mj. je to také <text:span text:style-name="T1">národní park</text:span>. Jedinečně dochovaná monumentální barokní pevnost, která tvoří dominantu města <text:span text:style-name="T1">Novi Sad</text:span>, na jehož předměstí je situována. Jedná se o původně rakouskou pevnost, jejím úkolem byla ochrana města před nepřátelskými útoky. Pevnost se může pyšnit obrovskou rozlohou nejen na povrchu zemském, ale také pod ním. V podzemí je totiž ukryta rozlehlá síť chodeb a katakomb. Dnes je pevnost známá zejména díky <text:span text:style-name="T1">hudebnímu festivalu Exit</text:span>, který se těší mezinárodní oblibě a který se každoročně koná právě zde. V okolí města jsou velmi zajímavá <text:span text:style-name="T1">archeologická naleziště</text:span> hlavně římských fragmentů: zbytků staveb, mozaik, dokonce i byzantských hrobek se zoomorfními a květinovými motivy.</text:p>
      <text:h text:style-name="P8" text:outline-level="3">Smeredevo</text:h>
      <text:p text:style-name="P11">V době, kdy byl Bělehrad zbaven výsadního postavení (šlo o středověká i novověká období – pár desítek let v 15. století a pár let v 18. století), hrálo prim celé zemi jako <text:span text:style-name="T1">sídlo</text:span> panovníka Smederevo. Takže lze tradičně očekávat pevnost – tj. <text:span text:style-name="T1">Smederevskou pevnost</text:span>, založenou roku 1430. Město se pak brzy rozrostlo kolem pevnosti.</text:p>
      <text:h text:style-name="P8" text:outline-level="3">Bela Srkva a vesnička Česko Seloa</text:h>
      <text:p text:style-name="P11">Více se o této zajímavosti a netradičním cíli vaší možné výpravy dočtete v kapitolce Česká menšina v multikulturní Vojvodině.</text:p>
      <text:p text:style-name="P11"/>
      <text:h text:style-name="P9" text:outline-level="3">Další zajímavá města <text:span text:style-name="T7">a místa</text:span></text:h>
      <text:p text:style-name="P20"><text:span text:style-name="T6"/></text:p>
      <text:p text:style-name="P14">K dalším místům, která stojí za návštěvu, patří <text:span text:style-name="T1">Subotica</text:span> ve Vojvodině při hranici s Maďarskem, <text:span text:style-name="T1">Kragujevac</text:span>, <text:span text:style-name="T1">Čačak</text:span> a <text:span text:style-name="T1">Užice</text:span> v středním a západním Srbsku, <text:span text:style-name="T1">Novi Pazar</text:span> na jihozápadě v Sandžaku – centrum muslimského obyvatelstva, město se silně orientálním charakterem a tradicí, na jihu pak <text:span text:style-name="T1">Vranje</text:span>, <text:span text:style-name="T1">Leskovac</text:span> – obě města známá pro své trhy, dialekt bez používání většiny ze sedmi pádů a výbornou kuchyní.</text:p>
      <text:p text:style-name="P14"/>
      <text:p text:style-name="P19">Negotin </text:p>
      <text:p text:style-name="P21"><text:span text:style-name="T6"/></text:p>
      <text:p text:style-name="P14">Oblast Negotinu se nachází v podstatě na trojmezí Srbska, Bulharska a Rumunska. Je zde krásná okolní příroda a monumentální národní park <text:span text:style-name="T1">Železná vrata – Djerdap – Iron Gates</text:span>. Oblast je velmi úrodná na víno, a tak by jistě bylo nerozumné, kdybyste nenavštívili nějaký místní <text:span text:style-name="T1">vinný sklípek</text:span> (bílé víno je zde obvyklejší). Jak z architektonického, tak i degustátorského hlediska je to důvod k  několikahodinové pauze na vašich cestách.</text:p>
      <text:p text:style-name="P11"/>
      <text:h text:style-name="P7" text:outline-level="2">Srbské kláštery</text:h>
      <text:p text:style-name="P20"><text:span text:style-name="T6"/></text:p>
      <text:p text:style-name="P11">Po celém Srbsku najdete rozeseto nespočet pravoslavných klášterů úžasné architektonické, umělecké a kulturní <text:soft-page-break/>hodnoty. Dalo by se říci, že pojedete-li po Srbsku odkudkoli kamkoli, po cestě budete mít určitě více než jen jeden takový klenot. Mnoho klášterů srbského pravoslaví fungovalo zvláště v době osmanských vpádů jako obranné pevnosti, často si tak dodnes zachovaly velmi specifickou obrannou architektonickou strukturu, především často dobře zachovalé hradby a obranné věže.</text:p>
      <text:p text:style-name="P11">Téměř ve všech – ne-li úplně ve všech – jsou k vidění neskutečně zajímavé a vzácné <text:span text:style-name="T1">fresky</text:span>, jejichž umělecká hodnota je nevyčíslitelná. Obvykle jsou vyobrazeni svatí a panovníci (kteří se také často stali světci). Občas se vám ale stane, že uvidíte na fresce <text:span text:style-name="T1">vyškrábané oči</text:span>. To není práce vandalů poslední doby, nýbrž Osmanů, kteří takto projevovali nadřazenost a symbolizovali tím "kastraci" osoby na fresce, jejího symbolu a celého pokořeného národa.</text:p>
      <text:h text:style-name="P8" text:outline-level="3">Fruška Gora</text:h>
      <text:p text:style-name="P11">Velkou zajímavostí a atrakcí je vrchovina ve <text:span text:style-name="T1">Vojvodině</text:span>. Jmenuje se „gora“ a jedná se o nevysoký komplex s <text:span text:style-name="T1">nejvyšším bodem 539 m  n. m.</text:span>, který vystupuje z placaté nížiny Vojvodiny dost výrazně. Jedná se o oblast, v níž je různě poschováváno <text:span text:style-name="T1">17 pravoslavných klášterů</text:span>. Byly postaveny jako místa pro pochování srbských vládnoucích rodů v době, kdy byli Srbové Osmany tlačeni stále severněji.</text:p>
      <text:p text:style-name="P11"><text:span text:style-name="T1">Jména klášterů</text:span> jsou následující: Beočin, Bešenovo, Vrdnik, Velika Remeta, Grgeteg, Djipša, Jazak, Krušedol, Kuveždin, Mala Remeta, Novo Hopovo, Petkovica, Privina Glava, Rakovac, Staro Hopovo, Fenek i Šišatovac. Pokud je zvládnete najít všechny, klobouk dolů, protože některé jsou schované skutečně velice dobře. V této oblasti s <text:span text:style-name="T1">krásnou přírodou</text:span> a příjemným podnebím si můžete udělat příjemný víkend při procházce tímto <text:span text:style-name="T1">národním parkem</text:span>, ale i klidně pořádně prodloužený víkend. Ani tak nikdy neobejdete všechny kláštery, aniž byste z toho neměli zamotanou hlavu. Ono hledání klášterů je úžasná zábava – spojíte tak klasickou českou zálibu: turistiku v zájmu těla a kulturu v rámci ducha.</text:p>
      <text:p text:style-name="P11"><text:span text:style-name="T1">Koporin</text:span> je malebný klášter ve středosrbské <text:span text:style-name="T1">Šumadiji</text:span>. V krásné přírodě je hřích neudělat si túru, sám klášter je uprostřed lesa. V této oblasti je to jediný klášter.</text:p>
      <text:p text:style-name="P11"><text:span text:style-name="T1">Manasija</text:span>, nebo také <text:span text:style-name="T1">Resava</text:span>, z počátku 15. století, je k  vidění v okolí města Despotovac ve středovýchodním Srbsku a je krásným příkladem kláštera s <text:span text:style-name="T1">mohutnými hradbami</text:span>, za něž by se nestyděl kdejaký nedobytný hrad. Patří mezi monumenty zvláštního kulturního významu a v  15. a 16. století zde prováděla tzv. Resavska/Moravska škola opisování, redakce, tvorbu a překládání knih. Škola byla velmi významná pro tuto část Evropy.</text:p>
      <text:p text:style-name="P11">Dalším pokladem je klášter <text:span text:style-name="T1">Sopoćani</text:span> z poloviny 13. století, který byl založen srbským králem Stefanem Urošem. Co si nesmíte nechat ujít, jsou místní jedinečné <text:span text:style-name="T1">fresky</text:span>! Nebojte se zeptat místních mnichů, jsou to velmi vzdělaní lidé a rádi vám vysvětlí symboliku, historii a celkově neprohloupíte, dáte-li se s nimi do řeči. Tento klášter najdete nedaleko obce <text:span text:style-name="T1">Ras</text:span>, u řeky Raška, v jižní části Srbska, větším městem v oblasti je <text:span text:style-name="T1">Novi Pazar</text:span>, orientální perla srbského Sandžaku.</text:p>
      <text:p text:style-name="P11"><text:span text:style-name="T1">Studenica</text:span> leží nedaleko města Kraljevo na jihu centrálního Srbska, založena byla v roce 1196 a jedná se o <text:span text:style-name="T1">jeden z nejrozsáhlejších a nejbohatších srbských klášterů</text:span>. Zakladatelem byl Stefan Nemanja, také panovník. Klášter má opět nepřehlédnutelné nádherné <text:span text:style-name="T1">opevnění</text:span>, do něhož se vešly dokonce dva kostely. Také patří mezi monumenty zvláštního kulturního významu. Určitě by vám neměly uniknout ani zdejší skvostné <text:span text:style-name="T1">fresky</text:span>.</text:p>
      <text:p text:style-name="P11"><text:span text:style-name="T1">Mileševa</text:span> ze 13. století u Prijepolja na samém jihu země se proslavila světoznámou <text:span text:style-name="T1">freskou Bílého anděla</text:span> (Beli andjeo). Jedná se o  anděla sedícího na Kristově hrobě. Klášter pochází z latinského období Byzantské říše. Například klášter <text:span text:style-name="T1">Djurdjevi stupovi</text:span> se nachází v malebné oblasti horského masivu <text:span text:style-name="T1">Kopaonik</text:span>.</text:p>
      <text:p text:style-name="P11"/>
      <text:h text:style-name="P7" text:outline-level="2">Archeologická naleziště</text:h>
      <text:p text:style-name="P12"/>
      <text:p text:style-name="P11">Archeologické lokality <text:span text:style-name="T1">Feliks Romulijana, Sirmijum, Naisus, Viminacijum, Singidunum</text:span> a především ty v NP <text:span text:style-name="T1">Djerdap</text:span> se táhnou dlouhých 600  kilometrů východním Srbskem. Jedná se obvykle o větší otevřené plochy, kde můžete obdivovat převážně půdorysy bývalých římských chrámů, lázní a celkově urbánních staveb a památek.</text:p>
      <text:p text:style-name="P11"><text:span text:style-name="T1">Tabula Traiana</text:span> a další veliké římské nápisy a vytesané plastiky <text:span text:style-name="T1">v  Djerdapu</text:span> jsou patrné na obou stranách djerdapského národního parku a člověk jen žasne, jak se tam dostaly, neboť se jedná o velmi nepřístupná místa. I na západě Srbska je co obdivovat z oblasti archeologických nálezů, a to jak z období Řecka, Římu i Byzance. <text:span text:style-name="T1">Národní park Tara</text:span> je toho pravým důkazem.</text:p>
      <text:h text:style-name="P9" text:outline-level="3">Stari Ras</text:h>
      <text:p text:style-name="P20"><text:span text:style-name="T6"/></text:p>
      <text:p text:style-name="P11">Původně pouze Ras, byl pravděpodobně prvním hlavním městem středověké Rašky (viz Historie Srbska) a nachází se v jižním Srbsku, asi sto kilometrů od <text:span text:style-name="T1">Nového Pazaru</text:span>. Ras byl založen asi ve 12. století a opuštěn už ve 13. století.</text:p>
      <text:p text:style-name="P11">Dnes tvoří Stari Ras tři archeologické oblasti: <text:span text:style-name="T1">opevnění Gradina, jeskyně spolu s klášterem Archanděla Michaela</text:span> a <text:span text:style-name="T1">Pazarište</text:span> se zbytky kupeckých domů (pazar je totiž v překlad tržiště, dnes známe modifikovaný výraz bazar, také s poněkud modifikovaným významem). Roku 1979 se Stari Ras a klášter Sopoćani dostaly na Seznam světového kulturního dědictví <text:span text:style-name="T1">UNESCO</text:span>.</text:p>
      <text:p text:style-name="P11"/>
      <text:h text:style-name="P9" text:outline-level="3">Mauzoleum Oplenac</text:h>
      <text:p text:style-name="Text_20_body"><text:span text:style-name="T6"/></text:p>
      <text:p text:style-name="P11">Mauzoleum královské rodiny Karadjordjevićů najdeme v obci Topola ve středním Srbsku v oblasti Šumadija, okres Kragujevac. Jedná se o pravé mauzoleum, v němž jsou uloženi členové rodu v podzemí okázalého pravoslavného kostela s impozantními okolními pozemky.</text:p>
      <text:p text:style-name="P11"><text:soft-page-break/>Kostel i mauzoleum jsou veřejnosti přístupné za menší vstupní poplatek, konají se zde i (dobrovolné) prohlídky s průvodcem, můžete si ovšem celý skvost projít i sami. Bohaté mozaiky, hlavně modré a zlaté barvy, vás nenechají na pochybách, že jste v pravoslavném kostele, navíc speciálního významu, neboť výzdoba je dokonalá a velmi honosná. Mozaiky zobrazují svaté apoštoly a srbské svaté.</text:p>
      <text:p text:style-name="P11">V kryptě kostela, tedy v mauzoleu samotném, je výzdoba snad ještě úžasnější. Systém podpěrných i okrasných sloupů, mozaiky, kam oko pohlédne, a zdobné náhrobky členů rodiny, to vše se vám v Oplenci nabízí. A není problém fotit a na cokoli se zeptat ochotného personálu. Hned vedle mauzolea, ještě v tomtéž parku je v ceně vstupu také muzeum rodiny Karadjordjevićů s bohatou obrazovou a fotografickou dokumentací. Nezapomeňte, že v té samé ceně vstupného máte pak ještě třetí místečko v parku, a to obrazovou galerii v historické stavbě spíše venkovského typu. Jak stavba, tak expozice stojí za vaši pozornost. Až neuvěřitelně živá země plná přátelských lidí, přírodních i historických krás a zajímavých pozůstatků Osmanské říše. součást bývalé Jugoslávie a vnitrozemská země ležící v západní části Balkánu. Co se rozlohy a počtu obyvatel týče, Srbsko je velmi podobné naší domovině. Území Srbska zahrnuje autonomní oblast Vojvodina. Sporná je otázka Kosova, které dříve bylo součástí Srbska, v roce 2008 však vyhlásilo nezávislost. Většina zemí nezávislost Kosova uznala, jiné země, včetně Srbska, odmítají akceptovat samostatnost země.</text:p>
      <text:p text:style-name="P11">Hlavním i největším městem Srbska a zároveň největším městem bývalé Jugoslávie je <text:span text:style-name="T1">Bělehrad</text:span> ležící na soutoku Sávy a Dunaje. Ve městě se nachází množství památek i řada vyhlášených restaurací, které na své tradiční srbské pokrmy lákají gurmány z celého světa. Za zmínku stojí také druhé největší město, <text:span text:style-name="T1">Novi Sad</text:span>, které je vyhlášeným kulturním centrem země a cílem mnohých cestovatelů proudících do Srbska.</text:p>
      <text:p text:style-name="P11">Milovníky přírody jistě nadchne místní krajina, která je zejména v centrální části velmi hornatá a kopcovitá. V západní části země poté můžete obdivovat vysoko se tyčící hory patřící do pohoří známého pod názvem Dinárské Alpy. Krásná příroda je obývána zajímavými druhy evropských i středomořských zvířat. Srbsko je bezesporu velmi zajímavou zemí, která má svým návštěvníkům co nabídnout. Pojte se společně s námi podívat, jaká je její nabídka zajímavých míst a památek.</text:p>
      <text:h text:style-name="P6" text:outline-level="2"/>
      <text:h text:style-name="P2" text:outline-level="1">Djavolja Varoš</text:h>
      <text:p text:style-name="P12"/>
      <text:p text:style-name="P13"><text:span text:style-name="T1">Jedním z nejpozoruhodnějších – zároveň však ve světě nejméně známých – geologických útvarů v Srbsku je Djavolja Varoš, tedy Ďáblovo město. Nachází se necelých třicet kilometrů jihozápadně od města Kuršumlija, kousek pod vrcholem pohoří Radan. Jde o 202 kamenných věží a zemních pyramid, které ční k nebi do výšky od dvou do patnácti metrů. <text:s/></text:span>Jejich šířka se u základny pohybuje v rozmezí od čtyř do šesti metrů, v oblasti špice pak mají v průměru asi metr. Jsou rozety na ploše zhruba 67 hektarů. Už padesát let je formace Djavolja Varoš (mapa) chráněnou rezervací a <text:span text:style-name="T1">roku 1995 ji srbská vláda prohlásila za přírodní památku prvořadého významu</text:span>. Obdobně jako naše Pravčická brána byl impozantní skalní útvar nominován do hlasování o sedm přírodních divů světa, ale do finále se neprobojoval. <text:span text:style-name="T1">Zvláštní giganti připomínají lidské postavy. </text:span>Skalní formace Djavolja Varoš v Srbsku vznikla vlivem eroze místa, na němž před miliony lety probíhala intenzivní vulkanická činnost. <text:span text:style-name="T1">Díky navrstvení různých materiálů má většina věží „hlavy“ z tvrdého andezitu</text:span>, který je chrání před další erozí. Skalní komíny osazené kamennými bloky o hmotnosti kolem sta kilogramů připomínají postavy. Zdají se být neskutečné, přitom tu přetrvávají už několik století.</text:p>
      <text:p text:style-name="P13"><text:span text:style-name="T1">Iluzi nadpřirozeného místa napomáhá i výjimečná akustika oblasti</text:span> a fakt, že okolní krajina je porostlá bujnou vegetací, zejména habrovými lesy, zatímco prostor samotných skalních pyramid má pouštní charakter. Jejich načervenalé zabarvení, jež se mění v průběhu dne s intenzitou slunečního svitu, odedávna zaměstnávalo představivost místních obyvatel. Není divu, že byly zemní pyramidy Djavolja Varoš obestřeny řadou pověstí . <text:span text:style-name="T1">Útvar Djavolja Varoš má prý spojitost se svatbou. </text:span>Jedna z nich vypráví o ďáblovi, který toužil svést na scestí zdejší bohabojné vesničany. Očaroval vodu potoka tak, že se omámení sedláci rozhodli oženit bratra se sestrou. Svatební průvod se pokoušela zastavit horská víla, ale neúspěšně. <text:span text:style-name="T1">Nakonec zasáhl samotný stvořitel a v návalu hněvu spojil nebe se zemí a svatebčané zkameněli. </text:span>Kromě skal Djavolja Varoš jsou zde i <text:span text:style-name="T1">dva zajímavé přírodní prameny s vysokým obsahem minerálů</text:span>. Jeden se jmenuje <text:span text:style-name="T1">Djavolja voda (Ďáblova voda)</text:span> a je extrémně kyselý (hodnota pH dosahuje 1,5). Tento pramen bývá na konci léta takřka vyschlý. Ani druhý pramen s názvem <text:span text:style-name="T1">Crveno vrelo (Rudá studna)</text:span> se nedoporučuje k pití, zato však prý pomáhá při hojení ran.</text:p>
      <text:p text:style-name="P11"/>
      <text:h text:style-name="P8" text:outline-level="3"/>
      <text:h text:style-name="P9" text:outline-level="3">Drvengrad</text:h>
      <text:p text:style-name="P20"><text:span text:style-name="T6"/></text:p>
      <text:p text:style-name="P11"><text:span text:style-name="T1">Vesnička Drvengrad</text:span>, kterou proslavilo natáčení filmu Život je zázrak režiséra Emila Kustorica, jistě okouzlí každého milovníka přírodních materiálů i romantických scenérií. Vesnička je totiž vystavěna celá ze dřeva, což se promítá také v jejím názvu. Můžete zde obdivovat malebné domky, poobědvat či povečeřet v některé z místních restaurací, vychutnat si šálek lahodné kávy v kavárně a navštívit kino či galerii.</text:p>
      <text:h text:style-name="P8" text:outline-level="3">Komplex Felix Romuliana</text:h>
      <text:p text:style-name="P11">Na území Srbska můžete navštívit i jeden z nejdůležitějších pozůstatků římského impéria. Je jím starověký komplex <text:span text:style-name="T1">Felix Romuliana</text:span>, který nabízí množství chrámů a paláců rozptýlených na ploše o rozměru čtyř hektarů. Stavby, které dle archeologů vznikly na přelomu 3. a 4. století našeho letopočtu, byly vzhledem ke svému významu zapsány na Seznam světového kulturního dědictví UNESCO.</text:p>
      <text:p text:style-name="P11"><text:soft-page-break/></text:p>
      <text:h text:style-name="P8" text:outline-level="3"/>
      <text:h text:style-name="P3" text:outline-level="1">Národní park ZLATAR</text:h>
      <text:p text:style-name="P12"/>
      <text:p text:style-name="P11">Planina Zlatar je krasová oblast s nejvyšším vrcholem Golo brdo (1627 m.n.m), která se rozprostírá mezi řekami Lim, Mileševka a Bistrica a městy Nova Varoš, Sjenica a Prijepolje. Tvoří ji rozlehlé náhorní planiny se starými zemědělskými samotami, malebně zasazenými do krajiny, mající podobu historických skanzenů. Oko romantika i fotografa nad těmito ztracenými samotami se staveními z kamene, dřeva i šindele zaplesá, ovšem pro domácí obyvatele zde není život nijak lehký. Svoje živobytí si musejí denně obstarávat obděláváním políček, chovem dobytka i výrobou domácích sýrů. Lidé jsou tu však milí, pohostinní, rádi pozvou pocestného na domácí kávu, rakiju, mléko či sýr.Přírodním skvostem národního parku je pak zvláštní přírodní rezervace „Uvac“, nacházející se nedaleko od planiny, jež se táhne ve směru od města Sjenice, podél toku řeky Uvac. Centrální část rezervace představuje kaňonovité údolí řeky Uvac s jeho údolními přítoky. Většími pravostrannými přítoky Uvca jsou řeky Vapa, Kladnička, Vrševina a Tisovica a levými Čajak, Veljušnica a Zlošnica. Vody řeky Uvac zde zařezaly svoje koryto hluboko do vápencové skály a zformovaly zúžené kaňonovité údolí s vysokými, strmými, 200 až 350 metrů vysokými vápencovými srázy. Na rozloze 7453 ha, v nadmořské výšce od 760 do 1322 metrů je možné se kochat velice zajímavou krajinou s překrásným jezerem Uvačko <text:s/>(v některých mapách označeno jako Sjeničko) a četnými jeskyněmi, většinou neprozkoumanými a neznámými. Nejkrásnější z nich jsou Tubića pečina a Ledena pečina, jež je se svojí délkou 6185 metrů jednou z nejdelších v Srbsku. Vstupy do jeskyně jsou často zatopené, ale na loďkách se lze dovnitř dostat.  </text:p>
      <text:p text:style-name="P11"/>
      <text:p text:style-name="P12"><text:span text:style-name="T1">Uvac</text:span> </text:p>
      <text:p text:style-name="P12"/>
      <text:p text:style-name="P11">(v srbské cyrilici <text:span text:style-name="T1">Увац</text:span>) je řeka v jihozápadní části Srbska a východní části Bosny a Hercegoviny (protéká okolo vesnice Štrpci, kde představuje hranici mezi BiH a Srbskem). Dlouhá je 119 km; u města Priboj ústí do řeky Lim a je tak součástí povodí Driny. Povodí samotné řeky Uvac má rozlohu 1310 km<text:span text:style-name="T5">2</text:span> Ovšem největším zážitkem pro milovníka přírody je pohled z některé vyhlídky na nádherně silně meandrující koryto řeky Uvac, jejíž čistá voda mívá zejména na podzim až tyrkysovou barvu. A nad vší tou nádherou se majestátně vznášejí impozantně velcí ptáci – supi bělohlaví. Rezervace Uvac je druhým největším hnízdištěm tohoto nádherného chráněného dravce v Evropě. Kvůli hrozbě jejich vyhynutí na Balkáně vznikl <text:span text:style-name="T9">v Srbsku v roce 1994 fond na ochranu supa bělohlavého, díky němuž a ochraně přírody v rezervaci Uvac, kde jsou supi přikrmováni uhynulými zvířaty, brázdí nebe na Zlataru asi 67 párů těchto nádherných dravých ptáků s rozpětím křídel do tří metu. Zdánlivě obyčejná řeka Uvac, která vytváří nádherné meandry poblíž srbského města Sjenica, je skvělým místem pro jednodenní návštěvu. Můžeme se projít kolem těchto meandrů a pozorovat kaňon s řekou pod námi, zatímco nad hlavami nám krouží supi bělohlaví. Kaňon, jehož stěny jsou 200 až 350 metrů hluboké. Východiskem asi třináctikilometrového výšlapu kolem kaňonu Uvac se stal okraj náhorní planiny před osadou Družiniće, na níž se dostáváme z hlavní silnice Sjenica – Ursule, Kladnica, od dřevěného odpočívadla na konci zátoky druhou odbočkou vlevo na makadamovou polní cestu. Ochotný pastevec nám dovolí zaparkovat vozidlo za svojí zemědělskou budovou, aby nebylo zbytečně na očích, a poradí nám cestu. Na křižovatce polních cest se tedy dáváme vlevo a mírně sestupujeme malebnou krajinou s dalekými výhledy na okraj jezera Uvac s kempem a městem Sjenica na horizontu. Kde se vzal, tu se vzal, na cestě se zjevil malý</text:span> domorodý stařeček jako z pohádky, s růžovým deštníkem, jímž se chránil před sluncem. Ochotně nám tenkým pisklavým hláskem vysvětlil další cestu k vyhlídce Molitva. Polní cestou mezi kvetoucími loukami přicházíme ke starému zemědělskému stavení nad kaňonem, kousek pod osadou Družiniće, jehož okolí malebně dokresluje menší jezírko na louce. Již dobře známou pěšinou sestupujeme k můstku přes potok v husté spleti křovin, abychom znovu vystupovali na skalnatý hřeben z jižní strany nádherného, silně meandrujícího kaňonu řeky Uvac. Podél něj pokračujeme pěšinou kvetoucími loukami kolem zemědělské samoty, přilepené ke svahu kopce až k vyhlídkové plošině Molitva (Modlitba). V tichém úžasu se kocháme nádhernou scenérií okolní přírody a pozorujeme nádherné supy bělohlavé, jež majestátně plují oblohou nad námi a občas zaplachtí i nad vodní hladinou dole. Po příjemné relaxaci nad kaňonem se pak vracíme stejnou cestou zpět až k samotě se starou salaší a jezírkem, a vystoupáme travnatým svahem po pravé straně domku šikmo nahoru na pěšinu. Ta nás pak ukrytá mezi keři dovede vlevo nahoru k hospodářským stavením osady Družiniće, kde je v sezonu možnost ubytování a stravy v soukromém ubytovacím objektu, jež vlastní rodina Slavka Munića, rangera z rezervace Uvac. Z osady je to pak už jen půldruhého kilometru k okraji náhorní planiny se zaparkovaným vozidlem. V Srbsku je známá především díky hlubokému údolí; kaňonu, který je chráněn v současné době jako přírodní rezervace. Tento kaňon se rozkládá mezi městy Sjenica a Nova Varoš a mezi jeho zajímavosti patří např. skalní stěny, početné jeskyně i skutečnost, že je hnízdištěm mnohých ohrožených ptáků (mezi nejznámější z nich patří Sup bělohlavý). Těžce přístupné okolí kaňonu bylo v období existence Osmanské říše místem, kde vznikaly různé pravoslavné kláštery. </text:p>
      <text:p text:style-name="P11">Uvac tvoří také jednu z přirozených hranic regionu Sandžaku (severní hranici). Až do první balkánské války byl hraniční řekou mezi Osmanskou říší (jih) a srbským královstvím (sever). Ještě předtím byly lesy v údolí řeky domovem různých hajduků a dalších zbojníků, kteří přepadali své turecké pány. <text:s/>V údolí řeky je vedena částečně i Železniční trať Bělehrad–Bar, která na své několik set kilometrů dlouhé trase od srbské metropole k Jaderskému moři překonává celou řadu extrémních terénních podmínek. V letech 1962, resp. 1979 byly na Uvaci vybudovány dvě vodní elektrárny (Kokin Brod, 20 MW, Uvac, 31 MW) a tři umělá jezera (Uvacké, Zlatarské a Raodoinské). První dvě vznikla právě po vybudování dvou zmíněných elektráren, jejichž hráze dosahují výše několika desítek metrů. </text:p>
      <text:p text:style-name="P11"/>
      <text:p text:style-name="P16"><text:soft-page-break/> Jeskyně v Srbsku</text:p>
      <text:p text:style-name="P12"/>
      <text:p text:style-name="P11">V Srbsku je možné absolvovat také speleologickou zkušenost. Například na úpatí Zlatiboru (vstupní bod je ve výšce asi 700 m n. m.), o němž je více rozepsáno v kapitole <text:span text:style-name="T1">hory – Zlatibor</text:span>. <text:span text:style-name="T1">Stopića pećina</text:span> je říční krasová jeskyně mezi obcemi Rozanstvo, Sirogojno a Trnovo nalézající se asi 20 km od centra Zlatiboru a 30 km od Užice. Jeskyni je možné si projít s průvodcem, zpřístupněna je skoro celá délka – asi 1600 m tunelů vzniklých říční a tektonickou činností.</text:p>
      <text:p text:style-name="P11"><text:span text:style-name="T1">Rajkova jeskyně</text:span> je také výsledkem říční eroze, v Srbsku je to největší jeskynní exemplář vůbec, má přes 2 km chodeb (zpřístupněn asi kilometr a půl). Najdete ji nedaleko <text:span text:style-name="T1">Majdanpeku</text:span> na středovýchodě země. Jméno získala jeskyně po národním hrdinovi žijícím v okolí Majdanpeku za osmanské nadvlády. V té oblasti je ovšem jeskyní daleko více, více než sto! Další zajímavosti spojené se speleologií můžete obdivovat na východě země v blízkosti města <text:span text:style-name="T1">Zlot</text:span>. Tam najdeme jeskyni <text:span text:style-name="T1">Vernjikica</text:span> a <text:span text:style-name="T1">Lazareva pećina</text:span> nazývané souhrnně <text:span text:style-name="T1">Zlotske pećine</text:span> a oba systémy jsou propojeny chodbou. Veškeré něco přes kilometr rozsáhlé podzemí je přístupné, obdivovat můžete jak chodby, tak i rozsáhlé jeskynní sály, dvorany. V okolí je také jeskyň více, ale kromě zmíněných jsou přístupné pouze pro speleolog.</text:p>
      <text:h text:style-name="P8" text:outline-level="3">Jeskyně Stopica (Stopica Cave)</text:h>
      <text:p text:style-name="P11"/>
      <text:p text:style-name="P11">Jedinečná říční jeskyně nacházející se u hory <text:span text:style-name="T1">Zlatibor</text:span>. Jeskyní, která se může pyšnit třemi části a délkou více než 1,5 kilometru, protéká potok Trnavski. Ten zde tvoří množství kaskády a vodopádů, které vytváří jedinečnou scenérii. Největší vodopád měří více než devět metrů a je nazýván <text:span text:style-name="T1">“Zdroj života”</text:span>.</text:p>
      <text:p text:style-name="P11"/>
      <text:h text:style-name="P9" text:outline-level="3">Národní park Fruška Gora (National Park Fruska Gora)</text:h>
      <text:p text:style-name="Text_20_body"><text:span text:style-name="T6"/></text:p>
      <text:p text:style-name="P11"><text:span text:style-name="T1">Fruška Gora</text:span> je jedním z pěti srbských národních parků. Najdete ho ve stejnojmenném pohoří ležícím na území oblasti Vojvodina. Kromě nádherné přírody, která je domovem několika druhů chráněných rostlin i zvířat, zde můžete obdivovat téměř dvě desítky krásných klášterů obklopených zelení.</text:p>
      <text:p text:style-name="P11"/>
      <text:p text:style-name="P16">Ř<text:span text:style-name="T8">eka Tara</text:span></text:p>
      <text:p text:style-name="P12"/>
      <text:p text:style-name="P11">Panenská, čistá a divoká řeka Tara odvádí velké množství vody. Leží v národním parku Durmitor. Teče z hor v severní části země a je 140 km dlouhá. Po soutoku s řekou Piva tvoří dohromady řeku Drinu (jedna z nejdelších a největších řek na Balkáně). Tisícileté působení vodní eroze vytvořilo kaňon 82 km dlouhý a je považován za druhý největší kaňon na světě po Coloradu. V některých místech je až 1300 m Hluboký. Jeho stráně jsou skalnaté a lesnaté. V posledních letech je hodně navštěvován raftaři. Limity sjízdnosti jsou definovány pro plastové kánoe se středně zkušenou posádkou, která si dokáže i za nižších stavů najít proudnici s dostatkem vody. Pro majitele kajaků, zkušené vodáky nebo pro vodáky, kterým nevadí občasné přetahování, může být limit nižší. Naopak pro rafty, laminátky začínající vodáky je obvykle nutné vody více. </text:p>
      <text:p text:style-name="P11"/>
      <text:p text:style-name="P16">Golija</text:p>
      <text:p text:style-name="P16"/>
      <text:p text:style-name="P11">(Srbská cyrilice: Голија, výrazný[ɡǒlija]) je hora na jihozápadě Srbskomezi městy Ivanjica a Novi Pazar. Je součástí Dinárské pohoří. Hora je hustě zalesněná a významná biologická rozmanitost. Obsahuje Golija-Studenica Biosférická rezervace, první UNESCO-MAB registrovaná biosférická rezervace v Srbsku. Je také malý lyžařský areáls několika historickými památkami a kláštery. Nejvyšší vrchol je <text:span text:style-name="T4">Jankov kámen</text:span> ve výšce 1833 .</text:p>
      <text:p text:style-name="P11">Golija se táhne ve směru sever-jih, ve tvaru písmene S mezi nimi Novi Pazar a Raška na jihu a Ivanjica na severu. Rozkládá se na ploše asi 750 km². Nejvyšším vrcholem je Jankov kámen (1833 m), následovaný Radulovacem (1785 m), Bojevo Brdo (1748 m) a Crni Vrh (1725 m). Vrcholy nabízejí prohlídky lesů a pastvin Golija i nedaleké vrcholy Kopaonik, Komovi a Prokletije hory. Moravica a Studenica řeky mají své prameny na této hoře. Studenica proráží horu v jejím hlubokém údolí s několika kratšími soutěskami. Přítok Izubra má tři vodopády o celkové výšce kolem 20 m a několik kaskád . V oblasti Golija žije 6 600 obyvatel ze 42 rozptýlených venkovských komunit charakteristických pro tyto horské oblasti. Hlavní ekonomické činnosti jsou hospodářská zvířata pěstování, zemědělství a sběr lesních produktů, jako jsou houby a léčivé byliny.[2] Rezerva obsahuje Klášter Studenica, kulturní Místo světového dědictví a oblíbenou turistickou destinací. Kláštery Sopoćani, Stari Ras a Klisura leží na okraji města Golija. <text:span text:style-name="T1">Golija</text:span> má tři rozlišitelné klimatické oblasti, klima v údolí pod 700 m nadmořská výška s mírným kontinentálním podnebím, přechodné (700–1300 m) s krátkými ostrými zimami a hustým sněžením a horské oblasti (nad 1300 m) se silnými zimami a krátkým létem. Přírodní park Golija-Studenica pokrývá plochu 538,04 km<text:span text:style-name="T5">2</text:span> (207,74 čtverečních mil). Závody Golija tvoří 25 procent srbských flóra.[4] Je zde zaznamenáno 1091 rostlinných druhů rostlin, z toho 117 druhů řasy, 40 druhů mechy, 7 lišejníky a 75 druhů houby. Mnoho druhů je reliktních a endemických. The Heldreichův javor je symbolem hory, kterou tvoří opadavý a smíšené lesy, jedny z nejzachovalejších v Srbsku. Golija je jednou z významných horských Evropanů ornitologie rezervy s 95 registrovanými druhy ptáků. Mezi 22 druhy savců patří vzácné a chráněné vlci, medvědi hnědí, nejméně lasičky, dormice, červené veverky a vodní rejsek.[3] V září 2001 UNESCO vyhlásilo část přírodního parku Golija-Studenica jako první srbskou biosférickou rezervaci. Hora má několik lyžařských středisek, dva hotely jsou postaveny na samotné hoře a několik středisek v okolí Ivanjice a Novi Pazaru.</text:p>
      <text:p text:style-name="P1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18T18:37:03.895711424</dc:date>
    <meta:editing-duration>PT14M20S</meta:editing-duration>
    <meta:editing-cycles>3</meta:editing-cycles>
    <meta:generator>LibreOffice/6.4.7.2$Linux_X86_64 LibreOffice_project/40$Build-2</meta:generator>
    <meta:document-statistic meta:table-count="0" meta:image-count="0" meta:object-count="0" meta:page-count="9" meta:paragraph-count="131" meta:word-count="7265" meta:character-count="47295" meta:non-whitespace-character-count="40099"/>
  </office:meta>
</office:document-meta>
</file>